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1296x97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mpute face descripto 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9:.F9])" office:value-type="float" office:value="0.01134622" calcext:value-type="float">
            <text:p>0.01134622</text:p>
          </table:table-cell>
          <table:table-cell table:formula="of:=[.G9]/5" office:value-type="float" office:value="0.002269244" calcext:value-type="float">
            <text:p>0.002269244</text:p>
          </table:table-cell>
          <table:table-cell table:formula="of:=[.H9]-[.$H$2]" office:value-type="float" office:value="0.00226924262912" calcext:value-type="float">
            <text:p>0.0022692426</text:p>
          </table:table-cell>
          <table:table-cell table:formula="of:=1/[.I9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10:.F10])" office:value-type="float" office:value="0.0000002500196" calcext:value-type="float">
            <text:p>0.00000025</text:p>
          </table:table-cell>
          <table:table-cell table:formula="of:=[.G10]/5" office:value-type="float" office:value="0.00000005000392" calcext:value-type="float">
            <text:p>0.00000005</text:p>
          </table:table-cell>
          <table:table-cell table:formula="of:=[.H10]-[.$H$2]" office:value-type="float" office:value="0.00000004863304" calcext:value-type="float">
            <text:p>4.863304E-08</text:p>
          </table:table-cell>
          <table:table-cell table:formula="of:=1/[.I10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1:.F11])" office:value-type="float" office:value="0.0000002479188" calcext:value-type="float">
            <text:p>2.479188E-07</text:p>
          </table:table-cell>
          <table:table-cell table:formula="of:=[.G11]/5" office:value-type="float" office:value="0.00000004958376" calcext:value-type="float">
            <text:p>4.958376E-08</text:p>
          </table:table-cell>
          <table:table-cell table:formula="of:=[.H11]-[.$H$2]" office:value-type="float" office:value="0.00000004821288" calcext:value-type="float">
            <text:p>4.821288E-08</text:p>
          </table:table-cell>
          <table:table-cell table:formula="of:=1/[.I11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2:.F12])" office:value-type="float" office:value="0.001138152" calcext:value-type="float">
            <text:p>0.001138152</text:p>
          </table:table-cell>
          <table:table-cell table:formula="of:=[.G12]/5" office:value-type="float" office:value="0.0002276304" calcext:value-type="float">
            <text:p>0.0002276304</text:p>
          </table:table-cell>
          <table:table-cell table:formula="of:=[.H12]-[.$H$2]" office:value-type="float" office:value="0.00022762902912" calcext:value-type="float">
            <text:p>0.000227629</text:p>
          </table:table-cell>
          <table:table-cell table:formula="of:=1/[.I12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3:.F13])" office:value-type="float" office:value="0.0000728388" calcext:value-type="float">
            <text:p>7.28388E-05</text:p>
          </table:table-cell>
          <table:table-cell table:formula="of:=[.G13]/5" office:value-type="float" office:value="0.00001456776" calcext:value-type="float">
            <text:p>1.456776E-05</text:p>
          </table:table-cell>
          <table:table-cell table:formula="of:=[.H13]-[.$H$2]" office:value-type="float" office:value="0.00001456638912" calcext:value-type="float">
            <text:p>1.456638912E-05</text:p>
          </table:table-cell>
          <table:table-cell table:formula="of:=1/[.I13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4:.F14])" office:value-type="float" office:value="0.002011938" calcext:value-type="float">
            <text:p>0.002011938</text:p>
          </table:table-cell>
          <table:table-cell table:formula="of:=[.G14]/5" office:value-type="float" office:value="0.0004023876" calcext:value-type="float">
            <text:p>0.0004023876</text:p>
          </table:table-cell>
          <table:table-cell table:formula="of:=[.H14]-[.$H$2]" office:value-type="float" office:value="0.00040238622912" calcext:value-type="float">
            <text:p>0.0004023862</text:p>
          </table:table-cell>
          <table:table-cell table:formula="of:=1/[.I14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5:.F15])" office:value-type="float" office:value="0.0004076035" calcext:value-type="float">
            <text:p>0.0004076035</text:p>
          </table:table-cell>
          <table:table-cell table:formula="of:=[.G15]/5" office:value-type="float" office:value="0.0000815207" calcext:value-type="float">
            <text:p>8.15207E-05</text:p>
          </table:table-cell>
          <table:table-cell table:formula="of:=[.H15]-[.$H$2]" office:value-type="float" office:value="0.00008151932912" calcext:value-type="float">
            <text:p>8.151932912E-05</text:p>
          </table:table-cell>
          <table:table-cell table:formula="of:=1/[.I15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6:.F16])" office:value-type="float" office:value="0.04675907" calcext:value-type="float">
            <text:p>0.04675907</text:p>
          </table:table-cell>
          <table:table-cell table:formula="of:=[.G16]/5" office:value-type="float" office:value="0.009351814" calcext:value-type="float">
            <text:p>0.009351814</text:p>
          </table:table-cell>
          <table:table-cell table:formula="of:=[.H16]-[.$H$2]" office:value-type="float" office:value="0.00935181262912" calcext:value-type="float">
            <text:p>0.0093518126</text:p>
          </table:table-cell>
          <table:table-cell table:formula="of:=1/[.I16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7:.F17])" office:value-type="float" office:value="0.03577995" calcext:value-type="float">
            <text:p>0.03577995</text:p>
          </table:table-cell>
          <table:table-cell table:formula="of:=[.G17]/5" office:value-type="float" office:value="0.00715599" calcext:value-type="float">
            <text:p>0.00715599</text:p>
          </table:table-cell>
          <table:table-cell table:formula="of:=[.H17]-[.$H$2]" office:value-type="float" office:value="0.00715598862912" calcext:value-type="float">
            <text:p>0.0071559886</text:p>
          </table:table-cell>
          <table:table-cell table:formula="of:=1/[.I17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8:.F18])" office:value-type="float" office:value="0.906238" calcext:value-type="float">
            <text:p>0.906238</text:p>
          </table:table-cell>
          <table:table-cell table:formula="of:=[.G18]/5" office:value-type="float" office:value="0.1812476" calcext:value-type="float">
            <text:p>0.1812476</text:p>
          </table:table-cell>
          <table:table-cell table:formula="of:=[.H18]-[.$H$2]" office:value-type="float" office:value="0.18124759862912" calcext:value-type="float">
            <text:p>0.1812475986</text:p>
          </table:table-cell>
          <table:table-cell table:formula="of:=1/[.I18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9:.F19])" office:value-type="float" office:value="0.1426085" calcext:value-type="float">
            <text:p>0.1426085</text:p>
          </table:table-cell>
          <table:table-cell table:formula="of:=[.G19]/5" office:value-type="float" office:value="0.0285217" calcext:value-type="float">
            <text:p>0.0285217</text:p>
          </table:table-cell>
          <table:table-cell table:formula="of:=[.H19]-[.$H$2]" office:value-type="float" office:value="0.02852169862912" calcext:value-type="float">
            <text:p>0.0285216986</text:p>
          </table:table-cell>
          <table:table-cell table:formula="of:=1/[.I19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20:.F20])" office:value-type="float" office:value="0.00108497" calcext:value-type="float">
            <text:p>0.00108497</text:p>
          </table:table-cell>
          <table:table-cell table:formula="of:=[.G20]/5" office:value-type="float" office:value="0.000216994" calcext:value-type="float">
            <text:p>0.000216994</text:p>
          </table:table-cell>
          <table:table-cell table:formula="of:=[.H20]-[.$H$2]" office:value-type="float" office:value="0.00021699262912" calcext:value-type="float">
            <text:p>0.0002169926</text:p>
          </table:table-cell>
          <table:table-cell table:formula="of:=1/[.I20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1:.F21])" office:value-type="float" office:value="0.0002026526" calcext:value-type="float">
            <text:p>0.0002026526</text:p>
          </table:table-cell>
          <table:table-cell table:formula="of:=[.G21]/5" office:value-type="float" office:value="0.00004053052" calcext:value-type="float">
            <text:p>4.053052E-05</text:p>
          </table:table-cell>
          <table:table-cell table:formula="of:=[.H21]-[.$H$2]" office:value-type="float" office:value="0.00004052914912" calcext:value-type="float">
            <text:p>4.052914912E-05</text:p>
          </table:table-cell>
          <table:table-cell table:formula="of:=1/[.I21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2:.F22])" office:value-type="float" office:value="0.01042027" calcext:value-type="float">
            <text:p>0.01042027</text:p>
          </table:table-cell>
          <table:table-cell table:formula="of:=[.G22]/5" office:value-type="float" office:value="0.002084054" calcext:value-type="float">
            <text:p>0.002084054</text:p>
          </table:table-cell>
          <table:table-cell table:formula="of:=[.H22]-[.$H$2]" office:value-type="float" office:value="0.00208405262912" calcext:value-type="float">
            <text:p>0.0020840526</text:p>
          </table:table-cell>
          <table:table-cell table:formula="of:=1/[.I22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3:.F23])" office:value-type="float" office:value="0.002491257" calcext:value-type="float">
            <text:p>0.002491257</text:p>
          </table:table-cell>
          <table:table-cell table:formula="of:=[.G23]/5" office:value-type="float" office:value="0.0004982514" calcext:value-type="float">
            <text:p>0.0004982514</text:p>
          </table:table-cell>
          <table:table-cell table:formula="of:=[.H23]-[.$H$2]" office:value-type="float" office:value="0.00049825002912" calcext:value-type="float">
            <text:p>0.00049825</text:p>
          </table:table-cell>
          <table:table-cell table:formula="of:=1/[.I23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20:31:49.461471615</dc:date>
    <meta:editing-duration>PT9M15S</meta:editing-duration>
    <meta:editing-cycles>2</meta:editing-cycles>
    <meta:generator>LibreOffice/5.1.6.2$Linux_X86_64 LibreOffice_project/10m0$Build-2</meta:generator>
    <meta:document-statistic meta:table-count="1" meta:cell-count="398" meta:object-count="0"/>
  </office:meta>
</office:document-meta>
</file>